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24pt"/>
    </style:style>
    <style:style style:name="co3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81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 [.A1:.J1])" office:value-type="float" office:value="4.28571428571429" calcext:value-type="float">
            <text:p>4.28571428571429</text:p>
          </table:table-cell>
          <table:table-cell/>
          <table:table-cell table:formula="of:=[.L1]-[.$L$12]" office:value-type="float" office:value="-0.485714285714286" calcext:value-type="float">
            <text:p>-0.485714285714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AVERAGE( [.A2:.J2])" office:value-type="float" office:value="6.42857142857143" calcext:value-type="float">
            <text:p>6.42857142857143</text:p>
          </table:table-cell>
          <table:table-cell/>
          <table:table-cell table:formula="of:=[.L2]-[.$L$12]" office:value-type="float" office:value="1.65714285714286" calcext:value-type="float">
            <text:p>1.65714285714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formula="of:=AVERAGE( [.A3:.J3])" office:value-type="float" office:value="4" calcext:value-type="float">
            <text:p>4</text:p>
          </table:table-cell>
          <table:table-cell/>
          <table:table-cell table:formula="of:=[.L3]-[.$L$12]" office:value-type="float" office:value="-0.771428571428571" calcext:value-type="float">
            <text:p>-0.7714285714285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formula="of:=AVERAGE( [.A4:.J4])" office:value-type="float" office:value="2.33333333333333" calcext:value-type="float">
            <text:p>2.33333333333333</text:p>
          </table:table-cell>
          <table:table-cell/>
          <table:table-cell table:formula="of:=[.L4]-[.$L$12]" office:value-type="float" office:value="-2.43809523809524" calcext:value-type="float">
            <text:p>-2.438095238095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AVERAGE( [.A5:.J5])" office:value-type="float" office:value="3.71428571428571" calcext:value-type="float">
            <text:p>3.71428571428571</text:p>
          </table:table-cell>
          <table:table-cell/>
          <table:table-cell table:formula="of:=[.L5]-[.$L$12]" office:value-type="float" office:value="-1.05714285714286" calcext:value-type="float">
            <text:p>-1.057142857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User avg</text:p>
          </table:table-cell>
          <table:table-cell table:formula="of:=AVERAGE( [.A6:.J6])" office:value-type="float" office:value="6" calcext:value-type="float">
            <text:p>6</text:p>
          </table:table-cell>
          <table:table-cell office:value-type="string" calcext:value-type="string">
            <text:p>User dev</text:p>
          </table:table-cell>
          <table:table-cell table:formula="of:=[.L6]-[.$L$12]" office:value-type="float" office:value="1.22857142857143" calcext:value-type="float">
            <text:p>1.22857142857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AVERAGE( [.A7:.J7])" office:value-type="float" office:value="5" calcext:value-type="float">
            <text:p>5</text:p>
          </table:table-cell>
          <table:table-cell/>
          <table:table-cell table:formula="of:=[.L7]-[.$L$12]" office:value-type="float" office:value="0.228571428571429" calcext:value-type="float">
            <text:p>0.2285714285714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AVERAGE( [.A8:.J8])" office:value-type="float" office:value="6.66666666666667" calcext:value-type="float">
            <text:p>6.66666666666667</text:p>
          </table:table-cell>
          <table:table-cell/>
          <table:table-cell table:formula="of:=[.L8]-[.$L$12]" office:value-type="float" office:value="1.8952380952381" calcext:value-type="float">
            <text:p>1.89523809523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AVERAGE( [.A9:.J9])" office:value-type="float" office:value="5.71428571428571" calcext:value-type="float">
            <text:p>5.71428571428571</text:p>
          </table:table-cell>
          <table:table-cell/>
          <table:table-cell table:formula="of:=[.L9]-[.$L$12]" office:value-type="float" office:value="0.942857142857143" calcext:value-type="float">
            <text:p>0.9428571428571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formula="of:=AVERAGE( [.A10:.J10])" office:value-type="float" office:value="2.66666666666667" calcext:value-type="float">
            <text:p>2.66666666666667</text:p>
          </table:table-cell>
          <table:table-cell/>
          <table:table-cell table:formula="of:=[.L10]-[.$L$12]" office:value-type="float" office:value="-2.1047619047619" calcext:value-type="float">
            <text:p>-2.104761904761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Book Avg</text:p>
          </table:table-cell>
          <table:table-cell table:number-columns-repeated="8"/>
          <table:table-cell table:formula="of:=SUM([.N1:.N10])" office:value-type="float" office:value="-0.904761904761903" calcext:value-type="float">
            <text:p>-0.904761904761903</text:p>
          </table:table-cell>
        </table:table-row>
        <table:table-row table:style-name="ro1">
          <table:table-cell table:formula="of:=AVERAGE([.A1:.A10])" office:value-type="float" office:value="2.44444444444444" calcext:value-type="float">
            <text:p>2.44444444444444</text:p>
          </table:table-cell>
          <table:table-cell table:formula="of:=AVERAGE([.B1:.B10])" office:value-type="float" office:value="3.83333333333333" calcext:value-type="float">
            <text:p>3.83333333333333</text:p>
          </table:table-cell>
          <table:table-cell table:formula="of:=AVERAGE([.C1:.C10])" office:value-type="float" office:value="3.33333333333333" calcext:value-type="float">
            <text:p>3.33333333333333</text:p>
          </table:table-cell>
          <table:table-cell table:formula="of:=AVERAGE([.D1:.D10])" office:value-type="float" office:value="5.33333333333333" calcext:value-type="float">
            <text:p>5.33333333333333</text:p>
          </table:table-cell>
          <table:table-cell table:formula="of:=AVERAGE([.E1:.E10])" office:value-type="float" office:value="4.71428571428571" calcext:value-type="float">
            <text:p>4.71428571428571</text:p>
          </table:table-cell>
          <table:table-cell table:formula="of:=AVERAGE([.F1:.F10])" office:value-type="float" office:value="6.6" calcext:value-type="float">
            <text:p>6.6</text:p>
          </table:table-cell>
          <table:table-cell table:formula="of:=AVERAGE([.G1:.G10])" office:value-type="float" office:value="6.75" calcext:value-type="float">
            <text:p>6.75</text:p>
          </table:table-cell>
          <table:table-cell table:formula="of:=AVERAGE([.H1:.H10])" office:value-type="float" office:value="5.28571428571429" calcext:value-type="float">
            <text:p>5.28571428571429</text:p>
          </table:table-cell>
          <table:table-cell table:formula="of:=AVERAGE([.I1:.I10])" office:value-type="float" office:value="6.57142857142857" calcext:value-type="float">
            <text:p>6.57142857142857</text:p>
          </table:table-cell>
          <table:table-cell table:formula="of:=AVERAGE([.J1:.J10])" office:value-type="float" office:value="5" calcext:value-type="float">
            <text:p>5</text:p>
          </table:table-cell>
          <table:table-cell/>
          <table:table-cell table:formula="of:=AVERAGE([.A1:.J10])" office:value-type="float" office:value="4.77142857142857" calcext:value-type="float">
            <text:p>4.7714285714285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Book Dev</text:p>
          </table:table-cell>
          <table:table-cell table:number-columns-repeated="7"/>
          <table:table-cell office:value-type="string" calcext:value-type="string">
            <text:p>Total avg</text:p>
          </table:table-cell>
          <table:table-cell/>
        </table:table-row>
        <table:table-row table:style-name="ro1">
          <table:table-cell table:formula="of:=[.A12]-[.$L$12]" office:value-type="float" office:value="-2.32698412698413" calcext:value-type="float">
            <text:p>-2.32698412698413</text:p>
          </table:table-cell>
          <table:table-cell table:formula="of:=[.B12]-[.$L$12]" office:value-type="float" office:value="-0.938095238095238" calcext:value-type="float">
            <text:p>-0.938095238095238</text:p>
          </table:table-cell>
          <table:table-cell table:formula="of:=[.C12]-[.$L$12]" office:value-type="float" office:value="-1.43809523809524" calcext:value-type="float">
            <text:p>-1.43809523809524</text:p>
          </table:table-cell>
          <table:table-cell table:formula="of:=[.D12]-[.$L$12]" office:value-type="float" office:value="0.561904761904762" calcext:value-type="float">
            <text:p>0.561904761904762</text:p>
          </table:table-cell>
          <table:table-cell table:formula="of:=[.E12]-[.$L$12]" office:value-type="float" office:value="-0.0571428571428569" calcext:value-type="float">
            <text:p>-0.057142857142857</text:p>
          </table:table-cell>
          <table:table-cell table:formula="of:=[.F12]-[.$L$12]" office:value-type="float" office:value="1.82857142857143" calcext:value-type="float">
            <text:p>1.82857142857143</text:p>
          </table:table-cell>
          <table:table-cell table:formula="of:=[.G12]-[.$L$12]" office:value-type="float" office:value="1.97857142857143" calcext:value-type="float">
            <text:p>1.97857142857143</text:p>
          </table:table-cell>
          <table:table-cell table:formula="of:=[.H12]-[.$L$12]" office:value-type="float" office:value="0.514285714285714" calcext:value-type="float">
            <text:p>0.514285714285714</text:p>
          </table:table-cell>
          <table:table-cell table:formula="of:=[.I12]-[.$L$12]" office:value-type="float" office:value="1.8" calcext:value-type="float">
            <text:p>1.8</text:p>
          </table:table-cell>
          <table:table-cell table:formula="of:=[.J12]-[.$L$12]" office:value-type="float" office:value="0.228571428571429" calcext:value-type="float">
            <text:p>0.228571428571429</text:p>
          </table:table-cell>
          <table:table-cell table:formula="of:=SUM([.A14:.J14])" office:value-type="float" office:value="2.1515873015873" calcext:value-type="float">
            <text:p>2.151587301587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0:32:05.865592881</meta:creation-date>
    <dc:date>2018-12-02T21:21:43.028529283</dc:date>
    <meta:editing-duration>PT5M56S</meta:editing-duration>
    <meta:editing-cycles>2</meta:editing-cycles>
    <meta:generator>LibreOffice/6.0.6.2$Linux_X86_64 LibreOffice_project/00m0$Build-2</meta:generator>
    <meta:document-statistic meta:table-count="1" meta:cell-count="118" meta:object-count="0"/>
  </office:meta>
</office:document-meta>
</file>